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21" manifest:media-type="application/x-openoffice-gdimetafile;windows_formatname=&quot;GDIMetaFile&quot;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4" manifest:media-type=""/>
  <manifest:file-entry manifest:full-path="ObjectReplacements/Object 26" manifest:media-type=""/>
  <manifest:file-entry manifest:full-path="ObjectReplacements/Object 58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24" manifest:media-type=""/>
  <manifest:file-entry manifest:full-path="ObjectReplacements/Object 36" manifest:media-type="application/x-openoffice-gdimetafile;windows_formatname=&quot;GDIMetaFile&quot;"/>
  <manifest:file-entry manifest:full-path="ObjectReplacements/Object 7" manifest:media-type=""/>
  <manifest:file-entry manifest:full-path="ObjectReplacements/Object 25" manifest:media-type=""/>
  <manifest:file-entry manifest:full-path="ObjectReplacements/Object 37" manifest:media-type=""/>
  <manifest:file-entry manifest:full-path="ObjectReplacements/Object 55" manifest:media-type="application/x-openoffice-gdimetafile;windows_formatname=&quot;GDIMetaFile&quot;"/>
  <manifest:file-entry manifest:full-path="ObjectReplacements/Object 8" manifest:media-type=""/>
  <manifest:file-entry manifest:full-path="ObjectReplacements/Object 38" manifest:media-type="application/x-openoffice-gdimetafile;windows_formatname=&quot;GDIMetaFile&quot;"/>
  <manifest:file-entry manifest:full-path="ObjectReplacements/Object 54" manifest:media-type="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"/>
  <manifest:file-entry manifest:full-path="ObjectReplacements/Object 28" manifest:media-type=""/>
  <manifest:file-entry manifest:full-path="ObjectReplacements/Object 56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4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4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4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4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4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46cm"/>
    </style:style>
    <style:style style:name="P1" style:family="paragraph" style:parent-style-name="Standard">
      <style:text-properties style:font-name="Liberation Sans" fo:font-size="13pt" fo:language="ru" fo:country="RU" fo:font-weight="normal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2" style:family="paragraph" style:parent-style-name="Standard">
      <style:text-properties style:font-name="Liberation Sans" fo:font-size="13pt" fo:language="ru" fo:country="RU" fo:font-weight="normal" officeooo:rsid="0011bdae" officeooo:paragraph-rsid="0011bdae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3" style:family="paragraph" style:parent-style-name="Standard">
      <style:text-properties style:font-name="Liberation Sans" fo:font-size="13pt" fo:language="ru" fo:country="RU" fo:font-weight="normal" officeooo:rsid="0011bdae" officeooo:paragraph-rsid="001a1f7c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4" style:family="paragraph" style:parent-style-name="Standard">
      <style:text-properties style:font-name="Liberation Sans" fo:font-size="13pt" fo:language="ru" fo:country="RU" fo:font-weight="normal" officeooo:rsid="00131850" officeooo:paragraph-rsid="0013185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5" style:family="paragraph" style:parent-style-name="Standard">
      <style:text-properties style:text-position="0% 100%" style:font-name="Liberation Sans" fo:font-size="13pt" fo:language="ru" fo:country="RU" fo:font-weight="normal" officeooo:rsid="00131850" officeooo:paragraph-rsid="00131850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6" style:family="paragraph" style:parent-style-name="Standard">
      <style:text-properties style:font-name="Liberation Sans" fo:font-size="13pt" fo:language="ru" fo:country="RU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7" style:family="paragraph" style:parent-style-name="Table_20_Contents">
      <style:text-properties style:font-name="Liberation Sans" fo:font-size="13pt" fo:language="ru" fo:country="RU" fo:font-weight="normal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8" style:family="paragraph" style:parent-style-name="Table_20_Contents">
      <style:text-properties style:font-name="Liberation Sans" fo:font-size="13pt" fo:language="ru" fo:country="RU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9" style:family="paragraph" style:parent-style-name="Table_20_Contents">
      <style:text-properties style:font-name="Liberation Sans" fo:font-size="13pt" fo:language="en" fo:country="US" fo:font-weight="normal" officeooo:rsid="00134436" officeooo:paragraph-rsid="00134436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0" style:family="paragraph" style:parent-style-name="Standard">
      <style:text-properties style:font-name="Liberation Sans" fo:font-size="13pt" fo:language="ru" fo:country="RU" fo:font-weight="normal" officeooo:rsid="0016ff5a" officeooo:paragraph-rsid="0016ff5a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1" style:family="paragraph" style:parent-style-name="Standard">
      <style:text-properties style:font-name="Liberation Sans" fo:font-size="13pt" fo:language="ru" fo:country="RU" fo:font-weight="normal" officeooo:rsid="0016ff5a" officeooo:paragraph-rsid="001bf0e7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P12" style:family="paragraph" style:parent-style-name="Standard">
      <style:text-properties style:font-name="Liberation Sans" fo:font-size="13pt" fo:language="ru" fo:country="RU" fo:font-weight="normal" officeooo:rsid="00175f71" officeooo:paragraph-rsid="00175f71" style:font-size-asian="13pt" style:language-asian="zxx" style:country-asian="none" style:font-weight-asian="normal" style:font-size-complex="13pt" style:language-complex="zxx" style:country-complex="none" style:font-weight-complex="normal" style:script-type="latin"/>
    </style:style>
    <style:style style:name="T1" style:family="text">
      <style:text-properties officeooo:rsid="0011bdae"/>
    </style:style>
    <style:style style:name="T2" style:family="text">
      <style:text-properties officeooo:rsid="001bf0e7"/>
    </style:style>
    <style:style style:name="T3" style:family="text">
      <style:text-properties fo:language="en" fo:country="US" officeooo:rsid="001a1f7c"/>
    </style:style>
    <style:style style:name="T4" style:family="text">
      <style:text-properties officeooo:rsid="00131850"/>
    </style:style>
    <style:style style:name="T5" style:family="text">
      <style:text-properties officeooo:rsid="0016ff5a"/>
    </style:style>
    <style:style style:name="T6" style:family="text">
      <style:text-properties fo:language="en" fo:country="US" officeooo:rsid="001bf0e7"/>
    </style:style>
    <style:style style:name="T7" style:family="text">
      <style:text-properties officeooo:rsid="00175f7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fo:padding="0cm" fo:border="none" draw:ole-draw-aspect="1"/>
    </style:style>
    <style:style style:name="fr3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ыборки</text:p>
      <text:p text:style-name="P1"/>
      <text:p text:style-name="P2">Отличие теории вероятности от математической статистики – в статистике неизвестна функция распределения (например, задача оценить количество кильки в балтийском море, пытаемся спрогнозировать вес рыб путём вылавливания) </text:p>
      <text:p text:style-name="P1"/>
      <text:p text:style-name="P1">Пусть <draw:frame draw:style-name="fr1" draw:name="Объект2" text:anchor-type="as-char" svg:y="-0.379cm" svg:width="0.459cm" svg:height="0.534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, </text:span><text:span text:style-name="T1"><draw:frame draw:style-name="fr2" draw:name="Объект1" text:anchor-type="as-char" svg:y="-0.379cm" svg:width="0.462cm" svg:height="0.534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, … - независимые одинаково распределённые случайные величины с функцией распределения F. Функция распределения F неизвестная.</text:span></text:p>
      <text:p text:style-name="P1"/>
      <text:p text:style-name="P2"><draw:frame draw:style-name="fr1" draw:name="Объект48" text:anchor-type="as-char" svg:y="-0.379cm" svg:width="0.31cm" svg:height="0.471cm" draw:z-index="49"><draw:object xlink:href="./Object 50" xlink:type="simple" xlink:show="embed" xlink:actuate="onLoad"/><draw:image xlink:href="./ObjectReplacements/Object 50" xlink:type="simple" xlink:show="embed" xlink:actuate="onLoad"/></draw:frame><text:s/>– генеральная совокупност<text:span text:style-name="T2">ь</text:span> (вес всех рыб в Балтийском море, оценки всех с<text:span text:style-name="T2">т</text:span>удентов БФУ, параметры всех детале<text:span text:style-name="T2">й</text:span>, производимых на каком-то предприятии). Генеральная совокупность считается бесконечной</text:p>
      <text:p text:style-name="P2"/>
      <text:p text:style-name="P2"><draw:frame draw:style-name="fr1" draw:name="Объект3" text:anchor-type="as-char" svg:y="-0.379cm" svg:width="1.709cm" svg:height="0.534cm" draw:z-index="4"><draw:object xlink:href="./Object 5" xlink:type="simple" xlink:show="embed" xlink:actuate="onLoad"/><draw:image xlink:href="./ObjectReplacements/Object 5" xlink:type="simple" xlink:show="embed" xlink:actuate="onLoad"/></draw:frame><text:s/>– выборка из генеральной совокупности (например из моря вылавливается 1000)<text:line-break/><draw:frame draw:style-name="fr1" draw:name="Объект5" text:anchor-type="as-char" svg:y="-0.379cm" svg:width="0.226cm" svg:height="0.471cm" draw:z-index="6"><draw:object xlink:href="./Object 7" xlink:type="simple" xlink:show="embed" xlink:actuate="onLoad"/><draw:image xlink:href="./ObjectReplacements/Object 7" xlink:type="simple" xlink:show="embed" xlink:actuate="onLoad"/></draw:frame> – размер выборки</text:p>
      <text:p text:style-name="P2"><draw:frame draw:style-name="fr1" draw:name="Объект4" text:anchor-type="as-char" svg:y="-0.388cm" svg:width="2.307cm" svg:height="0.543cm" draw:z-index="5"><draw:object xlink:href="./Object 6" xlink:type="simple" xlink:show="embed" xlink:actuate="onLoad"/><draw:image xlink:href="./ObjectReplacements/Object 6" xlink:type="simple" xlink:show="embed" xlink:actuate="onLoad"/></draw:frame><text:s/>– статистика – есть функция выборки (необходима случайная величина)</text:p>
      <text:p text:style-name="P2"/>
      <text:p text:style-name="P2">Примеры статистик:</text:p>
      <text:p text:style-name="P2"><draw:frame draw:style-name="fr1" draw:name="Объект7" text:anchor-type="as-char" svg:y="-0.388cm" svg:width="3.577cm" svg:height="0.543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Объект6" text:anchor-type="as-char" svg:y="-0.388cm" svg:width="3.39cm" svg:height="0.54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1" draw:name="Объект8" text:anchor-type="as-char" svg:y="-0.379cm" svg:width="1.882cm" svg:height="0.534cm" draw:z-index="9"><draw:object xlink:href="./Object 10" xlink:type="simple" xlink:show="embed" xlink:actuate="onLoad"/><draw:image xlink:href="./ObjectReplacements/Object 10" xlink:type="simple" xlink:show="embed" xlink:actuate="onLoad"/></draw:frame><text:s/>– размах выборки</text:p>
      <text:p text:style-name="P2"><draw:frame draw:style-name="fr1" draw:name="Объект9" text:anchor-type="as-char" svg:y="-0.379cm" svg:width="1.9cm" svg:height="0.534cm" draw:z-index="10"><draw:object xlink:href="./Object 11" xlink:type="simple" xlink:show="embed" xlink:actuate="onLoad"/><draw:image xlink:href="./ObjectReplacements/Object 11" xlink:type="simple" xlink:show="embed" xlink:actuate="onLoad"/></draw:frame>, <draw:frame draw:style-name="fr1" draw:name="Объект10" text:anchor-type="as-char" svg:y="-0.379cm" svg:width="2.034cm" svg:height="0.534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Объект11" text:anchor-type="as-char" svg:y="-0.379cm" svg:width="2.394cm" svg:height="0.559cm" draw:z-index="12"><draw:object xlink:href="./Object 13" xlink:type="simple" xlink:show="embed" xlink:actuate="onLoad"/><draw:image xlink:href="./ObjectReplacements/Object 13" xlink:type="simple" xlink:show="embed" xlink:actuate="onLoad"/></draw:frame><text:s/>порядковые статистики <draw:frame draw:style-name="fr1" draw:name="Объект12" text:anchor-type="as-char" svg:y="-0.379cm" svg:width="2.902cm" svg:height="0.559cm" draw:z-index="13"><draw:object xlink:href="./Object 14" xlink:type="simple" xlink:show="embed" xlink:actuate="onLoad"/><draw:image xlink:href="./ObjectReplacements/Object 14" xlink:type="simple" xlink:show="embed" xlink:actuate="onLoad"/></draw:frame><text:s/>получены из величины <draw:frame draw:style-name="fr1" draw:name="Объект13" text:anchor-type="as-char" svg:y="-0.379cm" svg:width="1.709cm" svg:height="0.534cm" draw:z-index="14"><draw:object xlink:href="./Object 15" xlink:type="simple" xlink:show="embed" xlink:actuate="onLoad"/><draw:image xlink:href="./ObjectReplacements/Object 15" xlink:type="simple" xlink:show="embed" xlink:actuate="onLoad"/></draw:frame><text:s/>путем расположения их в порядке возрастания</text:p>
      <text:p text:style-name="P2">(два варианта обозначения, в скобках или через запятую)</text:p>
      <text:p text:style-name="P2"/>
      <text:p text:style-name="P2">порядковые статистики – зависимые величины и не одинаково распред<text:span text:style-name="T2">е</text:span>лённые</text:p>
      <text:p text:style-name="P2"><text:span text:style-name="T3"><draw:frame draw:style-name="fr1" draw:name="Объект14" text:anchor-type="as-char" svg:y="-0.388cm" svg:width="5.048cm" svg:height="0.568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"><text:span text:style-name="T3"><draw:frame draw:style-name="fr1" draw:name="Объект15" text:anchor-type="as-char" svg:y="-0.388cm" svg:width="4.964cm" svg:height="0.568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2"/>
      <text:p text:style-name="P2">Основные задачи статистики</text:p>
      <text:p text:style-name="P2">- по <draw:frame draw:style-name="fr1" draw:name="Объект16" text:anchor-type="as-char" svg:y="-0.379cm" svg:width="1.709cm" svg:height="0.534cm" draw:z-index="17"><draw:object xlink:href="./Object 18" xlink:type="simple" xlink:show="embed" xlink:actuate="onLoad"/><draw:image xlink:href="./ObjectReplacements/Object 18" xlink:type="simple" xlink:show="embed" xlink:actuate="onLoad"/></draw:frame><text:s/>найти функцию распределения F</text:p>
      <text:p text:style-name="P2">- оценка параметров <draw:frame draw:style-name="fr1" draw:name="Объект63" text:anchor-type="as-char" svg:y="-0.388cm" svg:width="1.296cm" svg:height="0.512cm" draw:z-index="64"><draw:object xlink:href="./Object 65" xlink:type="simple" xlink:show="embed" xlink:actuate="onLoad"/><draw:image xlink:href="./ObjectReplacements/Object 65" xlink:type="simple" xlink:show="embed" xlink:actuate="onLoad"/></draw:frame><text:s/>(в статистике функция распределения, как правило, зависит от параметров) (ВАЖНО ДЛЯ СТАТИСТИКИ, при различных параметрах свойства функций отличаются)</text:p>
      <text:p text:style-name="P2">- проверка статистических гипотез (проверить, что доля брака в выбранной партии не превосходит 0.5%, е<text:span text:style-name="T4">сть задачи в которых нужно выбрать четкий конкретный ответ (зависимы величины или нет, бракованная партия или нет)</text:span>)</text:p>
      <text:p text:style-name="P2">- предсказание на основе известных данных новых данных (регрес<text:span text:style-name="T2">с</text:span>ионный анализ) <text:span text:style-name="T4">(зависимость одной переменной от другой (как производительность труда влияет на зарплату))</text:span></text:p>
      <text:p text:style-name="P2">- определение атипичных наблюдений (робастный анализ)</text:p>
      <text:p text:style-name="P2"><text:soft-page-break/></text:p>
      <text:p text:style-name="P2">Эмпирическая (выборочная) функция распределения:</text:p>
      <text:p text:style-name="P4"><draw:frame draw:style-name="fr3" draw:name="Object1" text:anchor-type="as-char" svg:y="-0.716cm" svg:width="4.173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Где <draw:frame draw:style-name="fr4" draw:name="Object2" text:anchor-type="as-char" svg:y="-0.605cm" svg:width="2.424cm" svg:height="1.064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Объект47" text:anchor-type="as-char" svg:y="-0.448cm" svg:width="2.27cm" svg:height="0.572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5"/>
      <text:p text:style-name="P4">Свойства:<text:line-break/>(1) <draw:frame draw:style-name="fr1" draw:name="Объект17" text:anchor-type="as-char" svg:y="-0.439cm" svg:width="2.021cm" svg:height="0.594cm" draw:z-index="18"><draw:object xlink:href="./Object 19" xlink:type="simple" xlink:show="embed" xlink:actuate="onLoad"/><draw:image xlink:href="./ObjectReplacements/Object 19" xlink:type="simple" xlink:show="embed" xlink:actuate="onLoad"/></draw:frame>; <draw:frame draw:style-name="fr1" draw:name="Объект18" text:anchor-type="as-char" svg:y="-0.439cm" svg:width="1.685cm" svg:height="0.594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>(2) неубывающая, форма лесенкой</text:p>
      <text:p text:style-name="P4">(3) <draw:frame draw:style-name="fr1" draw:name="Объект19" text:anchor-type="as-char" svg:y="-0.439cm" svg:width="2.175cm" svg:height="0.594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Основное отличие выборочной функции распределения от обычной дискретной – выборочная функция распределения это случайная величина</text:p>
      <text:p text:style-name="P4"/>
      <text:p text:style-name="P6">Теорема (Гливенко-Картелли)</text:p>
      <text:p text:style-name="P6"/>
      <text:p text:style-name="P6"><draw:frame draw:style-name="fr1" draw:name="Объект20" text:anchor-type="as-char" svg:y="-0.51cm" svg:width="4.17cm" svg:height="0.78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6">это значит, что при больших <draw:frame draw:style-name="fr1" draw:name="Объект51" text:anchor-type="as-char" svg:y="-0.379cm" svg:width="0.226cm" svg:height="0.471cm" draw:z-index="52"><draw:object xlink:href="./Object 53" xlink:type="simple" xlink:show="embed" xlink:actuate="onLoad"/><draw:image xlink:href="./ObjectReplacements/Object 53" xlink:type="simple" xlink:show="embed" xlink:actuate="onLoad"/></draw:frame><text:s/>выборочная функция распредел<text:span text:style-name="T2">е</text:span>ния очень точно описывает <draw:frame draw:style-name="fr1" draw:name="Объект50" text:anchor-type="as-char" svg:y="-0.388cm" svg:width="0.9cm" svg:height="0.512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6">Чем больше <draw:frame draw:style-name="fr1" draw:name="Объект49" text:anchor-type="as-char" svg:y="-0.379cm" svg:width="0.226cm" svg:height="0.471cm" draw:z-index="50"><draw:object xlink:href="./Object 51" xlink:type="simple" xlink:show="embed" xlink:actuate="onLoad"/><draw:image xlink:href="./ObjectReplacements/Object 51" xlink:type="simple" xlink:show="embed" xlink:actuate="onLoad"/></draw:frame>, чем больше наблюдений, тем точнее генеральная совокупность, однако доль<text:span text:style-name="T2">ш</text:span>е надо проводить наблюдения. 3,5 наблюдений это не статистика, минимально 20, чем больше тем лучше</text:p>
      <text:p text:style-name="P6">Презентативная выборка (пример, узнать какие доходы в семье, социологи ездят по особнякам и спрашивают какие доходы, такой подход односторонний, берётся высший класс и спрашиваются доходы, необходимо спрашивать и средний класс и бедный, смотреть пропорции) – второй принцип статис<text:span text:style-name="T2">ти</text:span>ки (разносторонняя статистика)</text:p>
      <text:p text:style-name="P6">Выборка должна быть большой – первый принцип статистики</text:p>
      <text:p text:style-name="P6"/>
      <text:p text:style-name="P6">Порядковые статистики: дискретный случай</text:p>
      <text:p text:style-name="P6"/>
      <text:p text:style-name="P6"><draw:frame draw:style-name="fr1" draw:name="Объект21" text:anchor-type="as-char" svg:y="-0.379cm" svg:width="3.394cm" svg:height="0.559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6"/>
      <text:p text:style-name="P6">Некоторые могут совпадать</text:p>
      <text:p text:style-name="P6"/>
      <text:p text:style-name="P6">Располагаем в возрастающем порядке. Некоторые статистики могут совпадать. Пуст <draw:frame draw:style-name="fr1" draw:name="Объект52" text:anchor-type="as-char" svg:y="-0.379cm" svg:width="0.363cm" svg:height="0.534cm" draw:z-index="53"><draw:object xlink:href="./Object 54" xlink:type="simple" xlink:show="embed" xlink:actuate="onLoad"/><draw:image xlink:href="./ObjectReplacements/Object 54" xlink:type="simple" xlink:show="embed" xlink:actuate="onLoad"/></draw:frame><text:s/>– количество совпадений <draw:frame draw:style-name="fr1" draw:name="Объект53" text:anchor-type="as-char" svg:y="-0.379cm" svg:width="0.656cm" svg:height="0.559cm" draw:z-index="54"><draw:object xlink:href="./Object 55" xlink:type="simple" xlink:show="embed" xlink:actuate="onLoad"/><draw:image xlink:href="./ObjectReplacements/Object 55" xlink:type="simple" xlink:show="embed" xlink:actuate="onLoad"/></draw:frame><text:s/>(так как нет смысла писать одинаковые).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><draw:frame draw:style-name="fr1" draw:name="Объект24" text:anchor-type="as-char" svg:y="-0.379cm" svg:width="0.646cm" svg:height="0.559cm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Table1.A1" office:value-type="string">
            <text:p text:style-name="P7"><draw:frame draw:style-name="fr1" draw:name="Объект23" text:anchor-type="as-char" svg:y="-0.379cm" svg:width="0.649cm" svg:height="0.559cm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1.A1" office:value-type="string">
            <text:p text:style-name="P7">…</text:p>
          </table:table-cell>
          <table:table-cell table:style-name="Table1.A1" office:value-type="string">
            <text:p text:style-name="P8"><draw:frame draw:style-name="fr1" draw:name="Объект22" text:anchor-type="as-char" svg:y="-0.379cm" svg:width="0.656cm" svg:height="0.559cm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.2">
          <table:table-cell table:style-name="Table1.A1" office:value-type="string">
            <text:p text:style-name="P9"><draw:frame draw:style-name="fr1" draw:name="Объект27" text:anchor-type="as-char" svg:y="-0.379cm" svg:width="0.353cm" svg:height="0.534cm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1.A1" office:value-type="string">
            <text:p text:style-name="P9"><draw:frame draw:style-name="fr1" draw:name="Объект26" text:anchor-type="as-char" svg:y="-0.379cm" svg:width="0.356cm" svg:height="0.534cm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1.A1" office:value-type="string">
            <text:p text:style-name="P7">...</text:p>
          </table:table-cell>
          <table:table-cell table:style-name="Table1.A1" office:value-type="string">
            <text:p text:style-name="P9"><draw:frame draw:style-name="fr1" draw:name="Объект25" text:anchor-type="as-char" svg:y="-0.379cm" svg:width="0.363cm" svg:height="0.534cm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</table:table>
      <text:p text:style-name="P6"/>
      <text:p text:style-name="P6"><draw:frame draw:style-name="fr1" draw:name="Объект28" text:anchor-type="as-char" svg:y="-0.379cm" svg:width="3.512cm" svg:height="0.534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6"/>
      <text:p text:style-name="P6"><draw:frame draw:style-name="fr1" draw:name="Объект29" text:anchor-type="as-char" svg:y="-0.379cm" svg:width="0.346cm" svg:height="0.534cm" draw:z-index="30"><draw:object xlink:href="./Object 31" xlink:type="simple" xlink:show="embed" xlink:actuate="onLoad"/><draw:image xlink:href="./ObjectReplacements/Object 31" xlink:type="simple" xlink:show="embed" xlink:actuate="onLoad"/></draw:frame>– частоты</text:p>
      <text:p text:style-name="P6"/>
      <text:p text:style-name="P6"><text:soft-page-break/><draw:frame draw:style-name="fr1" draw:name="Объект30" text:anchor-type="as-char" svg:y="-0.684cm" svg:width="1.833cm" svg:height="1.067cm" draw:z-index="31"><draw:object xlink:href="./Object 32" xlink:type="simple" xlink:show="embed" xlink:actuate="onLoad"/><draw:image xlink:href="./ObjectReplacements/Object 32" xlink:type="simple" xlink:show="embed" xlink:actuate="onLoad"/></draw:frame><text:s/>– число частот меньших или равных <draw:frame draw:style-name="fr1" draw:name="Объект62" text:anchor-type="as-char" svg:y="-0.379cm" svg:width="0.235cm" svg:height="0.471cm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6"/>
      <text:p text:style-name="P6"><draw:frame draw:style-name="fr1" draw:name="Объект31" text:anchor-type="as-char" svg:y="-0.684cm" svg:width="1.157cm" svg:height="1.067cm" draw:z-index="32"><draw:object xlink:href="./Object 33" xlink:type="simple" xlink:show="embed" xlink:actuate="onLoad"/><draw:image xlink:href="./ObjectReplacements/Object 33" xlink:type="simple" xlink:show="embed" xlink:actuate="onLoad"/></draw:frame><text:s/>– относительные частоты, <draw:frame draw:style-name="fr1" draw:name="Объект46" text:anchor-type="as-char" svg:y="-0.716cm" svg:width="1.565cm" svg:height="1.148cm" draw:z-index="47"><draw:object xlink:href="./Object 48" xlink:type="simple" xlink:show="embed" xlink:actuate="onLoad"/><draw:image xlink:href="./ObjectReplacements/Object 48" xlink:type="simple" xlink:show="embed" xlink:actuate="onLoad"/></draw:frame><text:s/></text:p>
      <text:p text:style-name="P6"/>
      <text:p text:style-name="P6">Полигоном частот (в дискретном случае)</text:p>
      <text:p text:style-name="P6">Фото 3</text:p>
      <text:p text:style-name="P6">Фото 1</text:p>
      <text:p text:style-name="P6"/>
      <text:p text:style-name="P6">В непрерывном случае часто строят гистограмму частот, гистограмму относительных частот. В непрерывном случае <draw:frame draw:style-name="fr1" draw:name="Объект55" text:anchor-type="as-char" svg:y="-0.379cm" svg:width="0.363cm" svg:height="0.534cm" draw:z-index="56"><draw:object xlink:href="./Object 57" xlink:type="simple" xlink:show="embed" xlink:actuate="onLoad"/><draw:image xlink:href="./ObjectReplacements/Object 57" xlink:type="simple" xlink:show="embed" xlink:actuate="onLoad"/></draw:frame><text:s/>– количество наблюдений, попадающих в <draw:frame draw:style-name="fr1" draw:name="Объект54" text:anchor-type="as-char" svg:y="-0.379cm" svg:width="0.229cm" svg:height="0.471cm" draw:z-index="55"><draw:object xlink:href="./Object 56" xlink:type="simple" xlink:show="embed" xlink:actuate="onLoad"/><draw:image xlink:href="./ObjectReplacements/Object 56" xlink:type="simple" xlink:show="embed" xlink:actuate="onLoad"/></draw:frame>-ый интервал</text:p>
      <text:p text:style-name="P6">Высотой сколько людей попало в интервал строим прямоугольник</text:p>
      <text:p text:style-name="P6">фото <text:span text:style-name="T5">4,5,6</text:span></text:p>
      <text:p text:style-name="P6"/>
      <text:p text:style-name="P10">Пусть <draw:frame draw:style-name="fr1" draw:name="Объект32" text:anchor-type="as-char" svg:y="-0.388cm" svg:width="0.933cm" svg:height="0.543cm" draw:z-index="33"><draw:object xlink:href="./Object 34" xlink:type="simple" xlink:show="embed" xlink:actuate="onLoad"/><draw:image xlink:href="./ObjectReplacements/Object 34" xlink:type="simple" xlink:show="embed" xlink:actuate="onLoad"/></draw:frame><text:s/>– кривая, аппроксимирующая гистограмму.</text:p>
      <text:p text:style-name="P10"><draw:frame draw:style-name="fr1" draw:name="Объект33" text:anchor-type="as-char" svg:y="-0.388cm" svg:width="2.226cm" svg:height="0.543cm" draw:z-index="34"><draw:object xlink:href="./Object 35" xlink:type="simple" xlink:show="embed" xlink:actuate="onLoad"/><draw:image xlink:href="./ObjectReplacements/Object 35" xlink:type="simple" xlink:show="embed" xlink:actuate="onLoad"/></draw:frame><text:s/>– плотность генеральной совокупности (при больших н будет достаточно близка к неизвестной плотности)</text:p>
      <text:p text:style-name="P10"/>
      <text:p text:style-name="P10">Экспоненциальное семейство распределений</text:p>
      <text:p text:style-name="P10"><draw:frame draw:style-name="fr1" draw:name="Объект45" text:anchor-type="as-char" svg:y="-0.388cm" svg:width="1.194cm" svg:height="0.512cm" draw:z-index="46"><draw:object xlink:href="./Object 47" xlink:type="simple" xlink:show="embed" xlink:actuate="onLoad"/><draw:image xlink:href="./ObjectReplacements/Object 47" xlink:type="simple" xlink:show="embed" xlink:actuate="onLoad"/></draw:frame><text:s/>– плотность, либо функция вероятности</text:p>
      <text:p text:style-name="P10"><draw:frame draw:style-name="fr1" draw:name="Объект34" text:anchor-type="as-char" svg:y="-0.388cm" svg:width="2.205cm" svg:height="0.512cm" draw:z-index="35"><draw:object xlink:href="./Object 36" xlink:type="simple" xlink:show="embed" xlink:actuate="onLoad"/><draw:image xlink:href="./ObjectReplacements/Object 36" xlink:type="simple" xlink:show="embed" xlink:actuate="onLoad"/></draw:frame><text:s/>– <text:span text:style-name="T2">плотность </text:span></text:p>
      <text:p text:style-name="P11"><draw:frame draw:style-name="fr1" draw:name="Объект35" text:anchor-type="as-char" svg:y="-0.388cm" svg:width="2.718cm" svg:height="0.512cm" draw:z-index="36"><draw:object xlink:href="./Object 37" xlink:type="simple" xlink:show="embed" xlink:actuate="onLoad"/><draw:image xlink:href="./ObjectReplacements/Object 37" xlink:type="simple" xlink:show="embed" xlink:actuate="onLoad"/></draw:frame><text:s/>– <text:span text:style-name="T2">функция вероятности (дискретный случай)</text:span></text:p>
      <text:p text:style-name="P10"/>
      <text:p text:style-name="P10"><draw:frame draw:style-name="fr1" draw:name="Объект36" text:anchor-type="as-char" svg:y="-0.813cm" svg:width="5.854cm" svg:height="0.937cm" draw:z-index="37"><draw:object xlink:href="./Object 38" xlink:type="simple" xlink:show="embed" xlink:actuate="onLoad"/><draw:image xlink:href="./ObjectReplacements/Object 38" xlink:type="simple" xlink:show="embed" xlink:actuate="onLoad"/></draw:frame>, <text:span text:style-name="T6">г</text:span><text:span text:style-name="T2">де</text:span> <draw:frame draw:style-name="fr1" draw:name="Объект37" text:anchor-type="as-char" svg:y="-0.379cm" svg:width="1.159cm" svg:height="0.471cm" draw:z-index="38"><draw:object xlink:href="./Object 39" xlink:type="simple" xlink:show="embed" xlink:actuate="onLoad"/><draw:image xlink:href="./ObjectReplacements/Object 39" xlink:type="simple" xlink:show="embed" xlink:actuate="onLoad"/></draw:frame>, если выполняется то принадлежит <text:span text:style-name="T2">экспоненциальному семейству распределений</text:span></text:p>
      <text:p text:style-name="P10">Нормальное, гамма, бета, биномиальное, Пуассона, отрицательное биномиальное принадлежат экспоненциальному семейству распределений</text:p>
      <text:p text:style-name="P10"/>
      <text:p text:style-name="P10">(1) биномиальное <draw:frame draw:style-name="fr1" draw:name="Объект38" text:anchor-type="as-char" svg:y="-0.755cm" svg:width="9.678cm" svg:height="0.91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10"><draw:frame draw:style-name="fr1" draw:name="Объект39" text:anchor-type="as-char" svg:y="-0.621cm" svg:width="8.273cm" svg:height="1.044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10">=&gt; биномиальное принадлежит <text:span text:style-name="T2">экспоненциальному семейству распределений</text:span></text:p>
      <text:p text:style-name="P10"/>
      <text:p text:style-name="P10">(2) нормальное</text:p>
      <text:p text:style-name="P10">…</text:p>
      <text:p text:style-name="P10"/>
      <text:p text:style-name="P10">(3) Распределение Коши – нет. Не разделить <draw:frame draw:style-name="fr1" draw:name="Объект60" text:anchor-type="as-char" svg:y="-0.379cm" svg:width="0.235cm" svg:height="0.471cm" draw:z-index="61"><draw:object xlink:href="./Object 62" xlink:type="simple" xlink:show="embed" xlink:actuate="onLoad"/><draw:image xlink:href="./ObjectReplacements/Object 62" xlink:type="simple" xlink:show="embed" xlink:actuate="onLoad"/></draw:frame><text:s/>и <draw:frame draw:style-name="fr1" draw:name="Объект61" text:anchor-type="as-char" svg:y="-0.379cm" svg:width="0.228cm" svg:height="0.471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10">… не принадлежит э.с.<text:span text:style-name="T7">р.</text:span></text:p>
      <text:p text:style-name="P10"/>
      <text:p text:style-name="P12">основная идея э.с.р, всегда есть что-то, что зависит от <draw:frame draw:style-name="fr1" draw:name="Объект59" text:anchor-type="as-char" svg:y="-0.379cm" svg:width="0.235cm" svg:height="0.471cm" draw:z-index="60"><draw:object xlink:href="./Object 61" xlink:type="simple" xlink:show="embed" xlink:actuate="onLoad"/><draw:image xlink:href="./ObjectReplacements/Object 61" xlink:type="simple" xlink:show="embed" xlink:actuate="onLoad"/></draw:frame><text:s/>умножается на что-то, что зависит от параметра</text:p>
      <text:p text:style-name="P12"/>
      <text:p text:style-name="P12"><text:soft-page-break/>для чего нужны, например, для нахождения достаточной статистики, идея у распределений одного семейства идея одинаковая, также для нахождения полной статистики, легче найти</text:p>
      <text:p text:style-name="P12"/>
      <text:p text:style-name="P12">Выборочное среднее, выборочная дисперсия.</text:p>
      <text:p text:style-name="P12"><draw:frame draw:style-name="fr1" draw:name="Объект40" text:anchor-type="as-char" svg:y="-0.379cm" svg:width="1.166cm" svg:height="0.471cm" draw:z-index="41"><draw:object xlink:href="./Object 42" xlink:type="simple" xlink:show="embed" xlink:actuate="onLoad"/><draw:image xlink:href="./ObjectReplacements/Object 42" xlink:type="simple" xlink:show="embed" xlink:actuate="onLoad"/></draw:frame>, <draw:frame draw:style-name="fr1" draw:name="Объект41" text:anchor-type="as-char" svg:y="-0.439cm" svg:width="1.371cm" svg:height="0.531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2"/>
      <text:p text:style-name="P12"><draw:frame draw:style-name="fr1" draw:name="Объект42" text:anchor-type="as-char" svg:y="-0.716cm" svg:width="2.33cm" svg:height="1.148cm" draw:z-index="43"><draw:object xlink:href="./Object 44" xlink:type="simple" xlink:show="embed" xlink:actuate="onLoad"/><draw:image xlink:href="./ObjectReplacements/Object 44" xlink:type="simple" xlink:show="embed" xlink:actuate="onLoad"/></draw:frame><text:s/>– выборочное среднее (аналог мат. ожидания)</text:p>
      <text:p text:style-name="P12"><draw:frame draw:style-name="fr1" draw:name="Объект43" text:anchor-type="as-char" svg:y="-0.716cm" svg:width="4.355cm" svg:height="1.148cm" draw:z-index="44"><draw:object xlink:href="./Object 45" xlink:type="simple" xlink:show="embed" xlink:actuate="onLoad"/><draw:image xlink:href="./ObjectReplacements/Object 45" xlink:type="simple" xlink:show="embed" xlink:actuate="onLoad"/></draw:frame><text:s/>(аналог дисперсии, делится на <draw:frame draw:style-name="fr1" draw:name="Объект44" text:anchor-type="as-char" svg:y="-0.379cm" svg:width="0.796cm" svg:height="0.471cm" draw:z-index="45"><draw:object xlink:href="./Object 46" xlink:type="simple" xlink:show="embed" xlink:actuate="onLoad"/><draw:image xlink:href="./ObjectReplacements/Object 46" xlink:type="simple" xlink:show="embed" xlink:actuate="onLoad"/></draw:frame><text:s/>потому что так надо)</text:p>
      <text:p text:style-name="P12"/>
      <text:p text:style-name="P12">Важное свойство:</text:p>
      <text:p text:style-name="P12">(<draw:frame draw:style-name="fr1" draw:name="Объект56" text:anchor-type="as-char" svg:y="-0.716cm" svg:width="14.958cm" svg:height="1.148cm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2"/>
      <text:p text:style-name="P12">справделивы следующие свойства</text:p>
      <text:p text:style-name="P12"><draw:frame draw:style-name="fr1" draw:name="Объект57" text:anchor-type="as-char" svg:y="-0.379cm" svg:width="1.261cm" svg:height="0.471cm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12"/>
      <text:p text:style-name="P12"><draw:frame draw:style-name="fr1" draw:name="Объект58" text:anchor-type="as-char" svg:y="-0.681cm" svg:width="1.55cm" svg:height="1.064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12"/>
      <text:p text:style-name="P12">ES^2 = <text:s/>(*) = фото</text:p>
      <text:p text:style-name="P12"/>
      <text:p text:style-name="P12"/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1:47:39.436020304</meta:creation-date>
    <dc:date>2026-01-12T16:57:17.221164000</dc:date>
    <meta:editing-duration>PT13M19S</meta:editing-duration>
    <meta:editing-cycles>5</meta:editing-cycles>
    <meta:generator>LibreOffice/25.8.4.2$Windows_X86_64 LibreOffice_project/290daaa01b999472f0c7a3890eb6a550fd74c6df</meta:generator>
    <meta:document-statistic meta:table-count="1" meta:image-count="0" meta:object-count="65" meta:page-count="4" meta:paragraph-count="83" meta:word-count="593" meta:character-count="4498" meta:non-whitespace-character-count="3922"/>
  </office:meta>
</office:document-meta>
</file>

<file path=Object 1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i>n</mi>
          </mfrac>
          <mo stretchy="false">×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i>I</mi>
          </mrow>
        </mrow>
      </mrow>
      <mrow>
        <mo fence="true" form="prefix" stretchy="false">(</mo>
        <mrow>
          <mrow>
            <msub>
              <mi>X</mi>
              <mi>i</mi>
            </msub>
            <mo stretchy="false">≤</mo>
            <mi>x</mi>
          </mrow>
        </mrow>
        <mo fence="true" form="postfix" stretchy="false">)</mo>
      </mrow>
    </mrow>
    <annotation encoding="StarMath 5.0">F^"*"_n(x) = 1 over n times sum from {i = 1} to {n} I(X_i &lt;= x)
</annotation>
  </semantics>
</math>
</file>

<file path=Object 10/content.xml><?xml version="1.0" encoding="utf-8"?>
<math xmlns="http://www.w3.org/1998/Math/MathML" display="block">
  <semantics>
    <mrow>
      <mrow>
        <msub>
          <mi>R</mi>
          <mi>n</mi>
        </msub>
        <mo stretchy="false">=</mo>
        <mi>M</mi>
      </mrow>
      <mi>–</mi>
      <mi>m</mi>
    </mrow>
    <annotation encoding="StarMath 5.0">R_n = M – m</annotation>
  </semantics>
</math>
</file>

<file path=Object 11/content.xml><?xml version="1.0" encoding="utf-8"?>
<math xmlns="http://www.w3.org/1998/Math/MathML" display="block">
  <semantics>
    <mrow>
      <msub>
        <mi>X</mi>
        <mn>1</mn>
      </msub>
      <mo stretchy="false">+</mo>
      <mi>…</mi>
      <mo stretchy="false">+</mo>
      <msub>
        <mi>X</mi>
        <mi>n</mi>
      </msub>
    </mrow>
    <annotation encoding="StarMath 5.0">X_1 + … + X_n</annotation>
  </semantics>
</math>
</file>

<file path=Object 12/content.xml><?xml version="1.0" encoding="utf-8"?>
<math xmlns="http://www.w3.org/1998/Math/MathML" display="block">
  <semantics>
    <mrow>
      <mrow>
        <msub>
          <mi>X</mi>
          <mn>1</mn>
        </msub>
        <mo stretchy="false">+</mo>
        <msub>
          <mi>X</mi>
          <mn>3</mn>
        </msub>
      </mrow>
      <mi>–</mi>
      <msub>
        <mi>X</mi>
        <mi>n</mi>
      </msub>
    </mrow>
    <annotation encoding="StarMath 5.0">X_1 + X_3 – X_n</annotation>
  </semantics>
</math>
</file>

<file path=Object 1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… &lt;= X_(n)</annotation>
  </semantics>
</math>
</file>

<file path=Object 14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row>
              <mn>1</mn>
              <mi>,</mi>
              <mi>n</mi>
            </mrow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</msub>
    </mrow>
    <annotation encoding="StarMath 5.0">X_(1,n) &lt;= … &lt;= X_(n,n)</annotation>
  </semantics>
</math>
</file>

<file path=Object 1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16/content.xml><?xml version="1.0" encoding="utf-8"?>
<math xmlns="http://www.w3.org/1998/Math/MathML" display="block">
  <semantics>
    <mrow>
      <mi mathvariant="italic">max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i>n</mi>
            </mrow>
            <mo fence="true" form="postfix" stretchy="false">)</mo>
          </mrow>
        </msub>
        <mo stretchy="false">=</mo>
        <msub>
          <mi>X</mi>
          <mrow>
            <mo fence="true" form="prefix" stretchy="false">(</mo>
            <mrow>
              <mrow>
                <mn>1</mn>
                <mi>,</mi>
                <mi>n</mi>
              </mrow>
            </mrow>
            <mo fence="true" form="postfix" stretchy="false">)</mo>
          </mrow>
        </msub>
      </mrow>
    </mrow>
    <annotation encoding="StarMath 5.0">max(X_1, …, X_n) = X_(n) = X_(1,n)</annotation>
  </semantics>
</math>
</file>

<file path=Object 17/content.xml><?xml version="1.0" encoding="utf-8"?>
<math xmlns="http://www.w3.org/1998/Math/MathML" display="block">
  <semantics>
    <mrow>
      <mi mathvariant="italic">min</mi>
      <mrow>
        <mrow>
          <mo fence="true" form="prefix" stretchy="false">(</mo>
          <mrow>
            <mrow>
              <msub>
                <mi>X</mi>
                <mn>1</mn>
              </msub>
              <mi>,</mi>
              <mi>…</mi>
              <mi>,</mi>
              <msub>
                <mi>X</mi>
                <mi>n</mi>
              </msub>
            </mrow>
          </mrow>
          <mo fence="true" form="postfix" stretchy="false">)</mo>
        </mrow>
        <mo stretchy="false">=</mo>
        <msub>
          <mi>X</mi>
          <mrow>
            <mo fence="true" form="prefix" stretchy="false">(</mo>
            <mrow>
              <mn>1</mn>
            </mrow>
            <mo fence="true" form="postfix" stretchy="false">)</mo>
          </mrow>
        </msub>
        <mo stretchy="false">=</mo>
        <msub>
          <mi>X</mi>
          <mrow>
            <mo fence="true" form="prefix" stretchy="false">(</mo>
            <mrow>
              <mrow>
                <mi>n</mi>
                <mi>,</mi>
                <mi>n</mi>
              </mrow>
            </mrow>
            <mo fence="true" form="postfix" stretchy="false">)</mo>
          </mrow>
        </msub>
      </mrow>
    </mrow>
    <annotation encoding="StarMath 5.0">min(X_1, …, X_n) = X_(1) = X_(n,n)</annotation>
  </semantics>
</math>
</file>

<file path=Object 18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…,X_n</annotation>
  </semantics>
</math>
</file>

<file path=Object 19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row>
              <mo stretchy="false">−</mo>
              <mi mathvariant="normal">∞</mi>
            </mrow>
          </mrow>
          <mo fence="true" form="postfix" stretchy="false">)</mo>
        </mrow>
        <mo stretchy="false">=</mo>
        <mn>0</mn>
      </mrow>
    </mrow>
    <annotation encoding="StarMath 5.0">F rsup "*" rsub n(-infinity) = 0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1</mn>
                    <mi>,</mi>
                    <mi>A</mi>
                  </mrow>
                </mtd>
              </mtr>
              <mtr>
                <mtd>
                  <mrow>
                    <mn>0</mn>
                    <mi>,</mi>
                    <mover accent="true">
                      <mi>A</mi>
                      <mo stretchy="false">¯</mo>
                    </mover>
                  </mrow>
                </mtd>
              </mtr>
            </mtable>
          </mrow>
          <mo fence="true" form="postfix" stretchy="true">}</mo>
        </mrow>
      </mrow>
    </mrow>
    <annotation encoding="StarMath 5.0">I(A) = left lbrace binom{1, A}{0, bar A} right rbrace </annotation>
  </semantics>
</math>
</file>

<file path=Object 20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 mathvariant="normal">∞</mi>
          </mrow>
          <mo fence="true" form="postfix" stretchy="false">)</mo>
        </mrow>
        <mo stretchy="false">=</mo>
        <mn>1</mn>
      </mrow>
    </mrow>
    <annotation encoding="StarMath 5.0">F^"*"_n(infinity) = 1</annotation>
  </semantics>
</math>
</file>

<file path=Object 21/content.xml><?xml version="1.0" encoding="utf-8"?>
<math xmlns="http://www.w3.org/1998/Math/MathML" display="block">
  <semantics>
    <mrow>
      <mrow>
        <mn>0</mn>
        <mo stretchy="false">≤</mo>
        <msubsup>
          <mi>F</mi>
          <mi>n</mi>
          <mtext>*</mtext>
        </msubsup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n>1</mn>
      </mrow>
    </mrow>
    <annotation encoding="StarMath 5.0">0 &lt;= F rsup "*" rsub  n(x) &lt;= 1</annotation>
  </semantics>
</math>
</file>

<file path=Object 22/content.xml><?xml version="1.0" encoding="utf-8"?>
<math xmlns="http://www.w3.org/1998/Math/MathML" display="block">
  <semantics>
    <mrow>
      <msub>
        <mtext>sup</mtext>
        <mi>x</mi>
      </msub>
      <mrow>
        <mo fence="true" form="prefix" stretchy="false">|</mo>
        <mrow>
          <mrow>
            <msubsup>
              <mi>F</mi>
              <mi>n</mi>
              <mtext>*</mtext>
            </msubsup>
            <mrow>
              <mo fence="true" form="prefix" stretchy="false">(</mo>
              <mrow>
                <mi>x</mi>
              </mrow>
              <mo fence="true" form="postfix" stretchy="false">)</mo>
            </mrow>
            <mi>–</mi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|</mo>
      </mrow>
      <mtable>
        <mtr>
          <mtd>
            <mrow>
              <mi>п</mi>
              <mn>.</mn>
              <mi>н</mi>
            </mrow>
          </mtd>
        </mtr>
        <mtr>
          <mtd>
            <mo stretchy="false">→</mo>
          </mtd>
        </mtr>
      </mtable>
      <mn>0</mn>
    </mrow>
    <annotation encoding="StarMath 5.0">"sup"_x lline F^"*"_n (x) – F(x) rline binom{п.н}{-&gt;} 0</annotation>
  </semantics>
</math>
</file>

<file path=Object 23/content.xml><?xml version="1.0" encoding="utf-8"?>
<math xmlns="http://www.w3.org/1998/Math/MathML" display="block">
  <semantics>
    <mrow>
      <msub>
        <mi>X</mi>
        <mrow>
          <mo fence="true" form="prefix" stretchy="false">(</mo>
          <mrow>
            <mn>1</mn>
          </mrow>
          <mo fence="true" form="postfix" stretchy="false">)</mo>
        </mrow>
      </msub>
      <mo stretchy="false">≤</mo>
      <msub>
        <mi>X</mi>
        <mrow>
          <mo fence="true" form="prefix" stretchy="false">(</mo>
          <mrow>
            <mn>2</mn>
          </mrow>
          <mo fence="true" form="postfix" stretchy="false">)</mo>
        </mrow>
      </msub>
      <mo stretchy="false">≤</mo>
      <mi>…</mi>
      <mo stretchy="false">≤</mo>
      <msub>
        <mi>X</mi>
        <mrow>
          <mo fence="true" form="prefix" stretchy="false">(</mo>
          <mrow>
            <mi>n</mi>
          </mrow>
          <mo fence="true" form="postfix" stretchy="false">)</mo>
        </mrow>
      </msub>
    </mrow>
    <annotation encoding="StarMath 5.0">X_(1) &lt;= X_(2) &lt;= … &lt;= X_(n)</annotation>
  </semantics>
</math>
</file>

<file path=Object 24/content.xml><?xml version="1.0" encoding="utf-8"?>
<math xmlns="http://www.w3.org/1998/Math/MathML" display="block">
  <semantics>
    <msub>
      <mi>Х</mi>
      <mrow>
        <mo fence="true" form="prefix" stretchy="false">(</mo>
        <mrow>
          <mi>k</mi>
        </mrow>
        <mo fence="true" form="postfix" stretchy="false">)</mo>
      </mrow>
    </msub>
    <annotation encoding="StarMath 5.0">Х_(k)</annotation>
  </semantics>
</math>
</file>

<file path=Object 25/content.xml><?xml version="1.0" encoding="utf-8"?>
<math xmlns="http://www.w3.org/1998/Math/MathML" display="block">
  <semantics>
    <msub>
      <mi>Х</mi>
      <mrow>
        <mo fence="true" form="prefix" stretchy="false">(</mo>
        <mrow>
          <mn>2</mn>
        </mrow>
        <mo fence="true" form="postfix" stretchy="false">)</mo>
      </mrow>
    </msub>
    <annotation encoding="StarMath 5.0">Х_(2)</annotation>
  </semantics>
</math>
</file>

<file path=Object 26/content.xml><?xml version="1.0" encoding="utf-8"?>
<math xmlns="http://www.w3.org/1998/Math/MathML" display="block">
  <semantics>
    <msub>
      <mi>Х</mi>
      <mrow>
        <mo fence="true" form="prefix" stretchy="false">(</mo>
        <mrow>
          <mn>1</mn>
        </mrow>
        <mo fence="true" form="postfix" stretchy="false">)</mo>
      </mrow>
    </msub>
    <annotation encoding="StarMath 5.0">Х_(1)</annotation>
  </semantics>
</math>
</file>

<file path=Object 2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28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2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0/content.xml><?xml version="1.0" encoding="utf-8"?>
<math xmlns="http://www.w3.org/1998/Math/MathML" display="block">
  <semantics>
    <mrow>
      <mrow>
        <msub>
          <mi>n</mi>
          <mn>1</mn>
        </msub>
        <mo stretchy="false">+</mo>
        <msub>
          <mi>n</mi>
          <mn>2</mn>
        </msub>
        <mo stretchy="false">+</mo>
        <msub>
          <mi>n</mi>
          <mn>3</mn>
        </msub>
        <mo stretchy="false">+</mo>
        <mn>...</mn>
        <mo stretchy="false">+</mo>
        <msub>
          <mi>n</mi>
          <mi>k</mi>
        </msub>
      </mrow>
      <mo stretchy="false">=</mo>
      <mi>n</mi>
    </mrow>
    <annotation encoding="StarMath 5.0">n_1 + n_2 + n_3 +...+ n_k = n</annotation>
  </semantics>
</math>
</file>

<file path=Object 31/content.xml><?xml version="1.0" encoding="utf-8"?>
<math xmlns="http://www.w3.org/1998/Math/MathML" display="block">
  <semantics>
    <msub>
      <mi>n</mi>
      <mi>j</mi>
    </msub>
    <annotation encoding="StarMath 5.0">n_j </annotation>
  </semantics>
</math>
</file>

<file path=Object 32/content.xml><?xml version="1.0" encoding="utf-8"?>
<math xmlns="http://www.w3.org/1998/Math/MathML" display="block">
  <semantics>
    <mrow>
      <msubsup>
        <mi>F</mi>
        <mi>n</mi>
        <mtext>*</mtext>
      </msubsup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sub>
            <mi>n</mi>
            <mi>x</mi>
          </msub>
          <mi>n</mi>
        </mfrac>
      </mrow>
    </mrow>
    <annotation encoding="StarMath 5.0">F^"*"_n(x) = n_x over n</annotation>
  </semantics>
</math>
</file>

<file path=Object 33/content.xml><?xml version="1.0" encoding="utf-8"?>
<math xmlns="http://www.w3.org/1998/Math/MathML" display="block">
  <semantics>
    <mrow>
      <msub>
        <mi>ϖ</mi>
        <mi>i</mi>
      </msub>
      <mo stretchy="false">=</mo>
      <mfrac>
        <msub>
          <mi>n</mi>
          <mi>i</mi>
        </msub>
        <mi>n</mi>
      </mfrac>
    </mrow>
    <annotation encoding="StarMath 5.0">%varpi _i = n_i over n</annotation>
  </semantics>
</math>
</file>

<file path=Object 34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</mrow>
    <annotation encoding="StarMath 5.0">f_n(x)</annotation>
  </semantics>
</math>
</file>

<file path=Object 35/content.xml><?xml version="1.0" encoding="utf-8"?>
<math xmlns="http://www.w3.org/1998/Math/MathML" display="block">
  <semantics>
    <mrow>
      <msub>
        <mi>f</mi>
        <mi>n</mi>
      </msub>
      <mrow>
        <mo fence="true" form="prefix" stretchy="false">(</mo>
        <mrow>
          <mi>x</mi>
        </mrow>
        <mo fence="true" form="postfix" stretchy="false">)</mo>
      </mrow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f_n(x) → f(x)</annotation>
  </semantics>
</math>
</file>

<file path=Object 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i>'</mi>
      <mrow>
        <mo fence="true" form="prefix" stretchy="false">(</mo>
        <mrow>
          <mi>x</mi>
        </mrow>
        <mo fence="true" form="postfix" stretchy="false">)</mo>
      </mrow>
    </mrow>
    <annotation encoding="StarMath 5.0">f(x) = F'(x)</annotation>
  </semantics>
</math>
</file>

<file path=Object 3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P</mi>
      </mrow>
      <mrow>
        <mo fence="true" form="prefix" stretchy="false">(</mo>
        <mrow>
          <mrow>
            <mi>X</mi>
            <mo stretchy="false">=</mo>
            <mi>x</mi>
          </mrow>
        </mrow>
        <mo fence="true" form="postfix" stretchy="false">)</mo>
      </mrow>
    </mrow>
    <annotation encoding="StarMath 5.0">f(x) = P(X = x)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a</mi>
            </mrow>
          </mrow>
          <mo fence="true" form="postfix" stretchy="false">)</mo>
        </mrow>
        <mo stretchy="false">=</mo>
        <mi>h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×</mo>
        <mi>c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×</mo>
        <msup>
          <mi>e</mi>
          <mrow>
            <mo fence="true" form="prefix" stretchy="false">(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w</mi>
                    <mi>i</mi>
                  </msub>
                </mrow>
                <mrow>
                  <mrow>
                    <mo fence="true" form="prefix" stretchy="false">(</mo>
                    <mrow>
                      <mi>a</mi>
                    </mrow>
                    <mo fence="true" form="postfix" stretchy="false">)</mo>
                  </mrow>
                  <mo stretchy="false">×</mo>
                  <msub>
                    <mi>t</mi>
                    <mi>i</mi>
                  </msub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sup>
      </mrow>
    </mrow>
    <annotation encoding="StarMath 5.0">f(x"|"a) = h(x) times c(a) times e^(sum from i=1 to n w_i(a) times t_i(x))</annotation>
  </semantics>
</math>
</file>

<file path=Object 39/content.xml><?xml version="1.0" encoding="utf-8"?>
<math xmlns="http://www.w3.org/1998/Math/MathML" display="block">
  <semantics>
    <mrow>
      <mi>c</mi>
      <mi>,</mi>
      <mrow>
        <mi>h</mi>
        <mo stretchy="false">&gt;</mo>
        <mn>0</mn>
      </mrow>
    </mrow>
    <annotation encoding="StarMath 5.0">c, h &gt; 0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text>|</mtext>
              <mi>p</mi>
            </mrow>
          </mrow>
          <mo fence="true" form="postfix" stretchy="false">)</mo>
        </mrow>
        <mo stretchy="false">=</mo>
        <mrow>
          <msubsup>
            <mi>C</mi>
            <mi>n</mi>
            <mi>x</mi>
          </msubsup>
          <mo stretchy="false">×</mo>
          <msup>
            <mi>p</mi>
            <mi>x</mi>
          </msup>
          <mo stretchy="false">×</mo>
          <msup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i>x</mi>
                </mrow>
              </mrow>
              <mo fence="true" form="postfix" stretchy="false">)</mo>
            </mrow>
          </msup>
        </mrow>
        <mo stretchy="false">=</mo>
        <mrow>
          <msubsup>
            <mi>C</mi>
            <mi>n</mi>
            <mi>x</mi>
          </msubsup>
          <mo stretchy="false">×</mo>
          <msup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  <mi>n</mi>
          </msup>
          <mo stretchy="false">×</mo>
          <msup>
            <mi>e</mi>
            <mrow>
              <mo fence="true" form="prefix" stretchy="false">(</mo>
              <mrow>
                <mrow>
                  <mrow>
                    <mi>x</mi>
                    <mo stretchy="false">×</mo>
                    <mi>ln</mi>
                  </mrow>
                  <mrow>
                    <mo fence="true" form="prefix" stretchy="false">(</mo>
                    <mrow>
                      <mfrac>
                        <mi>p</mi>
                        <mrow>
                          <mo fence="true" form="prefix"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fence="true" form="postfix" stretchy="false">)</mo>
                        </mrow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sup>
        </mrow>
      </mrow>
    </mrow>
    <annotation encoding="StarMath 5.0">f(x"|"p) = C^x_n times p^x times (1-p)^(n-x) = C^x_n times (1-p)^n times e^(x times ln(p over (1-p)))</annotation>
  </semantics>
</math>
</file>

<file path=Object 41/content.xml><?xml version="1.0" encoding="utf-8"?>
<math xmlns="http://www.w3.org/1998/Math/MathML" display="block">
  <semantics>
    <mrow>
      <mi>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sup>
          <mi>C</mi>
          <mi>n</mi>
          <mi>x</mi>
        </msubsup>
      </mrow>
      <mi>,</mi>
      <mi>c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n>1</mn>
                <mo stretchy="false">−</mo>
                <mi>p</mi>
              </mrow>
            </mrow>
            <mo fence="true" form="postfix" stretchy="false">)</mo>
          </mrow>
          <mi>n</mi>
        </msup>
      </mrow>
      <mi>,</mi>
      <mrow>
        <msub>
          <mi>w</mi>
          <mn>1</mn>
        </msub>
        <mo stretchy="false">=</mo>
        <mi>ln</mi>
      </mrow>
      <mrow>
        <mo fence="true" form="prefix" stretchy="false">(</mo>
        <mrow>
          <mfrac>
            <mi>p</mi>
            <mrow>
              <mo fence="true" form="prefix" stretchy="false">(</mo>
              <mrow>
                <mrow>
                  <mn>1</mn>
                  <mo stretchy="false">−</mo>
                  <mi>p</mi>
                </mrow>
              </mrow>
              <mo fence="true" form="postfix" stretchy="false">)</mo>
            </mrow>
          </mfrac>
        </mrow>
        <mo fence="true" form="postfix" stretchy="false">)</mo>
      </mrow>
      <mi>,</mi>
      <mrow>
        <msub>
          <mi>t</mi>
          <mn>1</mn>
        </msub>
        <mo stretchy="false">=</mo>
        <mi>x</mi>
      </mrow>
    </mrow>
    <annotation encoding="StarMath 5.0">h(x) = C^x_n, c(p) = (1-p)^n, w_1 = ln(p over (1-p)), t_1 = x</annotation>
  </semantics>
</math>
</file>

<file path=Object 42/content.xml><?xml version="1.0" encoding="utf-8"?>
<math xmlns="http://www.w3.org/1998/Math/MathML" display="block">
  <semantics>
    <mrow>
      <mi mathvariant="italic">EX</mi>
      <mo stretchy="false">=</mo>
      <mi>a</mi>
    </mrow>
    <annotation encoding="StarMath 5.0">EX = a</annotation>
  </semantics>
</math>
</file>

<file path=Object 43/content.xml><?xml version="1.0" encoding="utf-8"?>
<math xmlns="http://www.w3.org/1998/Math/MathML" display="block">
  <semantics>
    <mrow>
      <mi mathvariant="italic">DX</mi>
      <mo stretchy="false">=</mo>
      <msup>
        <mi>σ</mi>
        <mn>2</mn>
      </msup>
    </mrow>
    <annotation encoding="StarMath 5.0">DX = %sigma^2</annotation>
  </semantics>
</math>
</file>

<file path=Object 44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row>
        <mfrac>
          <mn>1</mn>
          <mi>n</mi>
        </mfrac>
        <mo stretchy="false">×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</mrow>
    <annotation encoding="StarMath 5.0">bar X = 1 over n times sum from i = 1 to n X_i</annotation>
  </semantics>
</math>
</file>

<file path=Object 45/content.xml><?xml version="1.0" encoding="utf-8"?>
<math xmlns="http://www.w3.org/1998/Math/MathML" display="block">
  <semantics>
    <mrow>
      <msup>
        <mi>S</mi>
        <mn>2</mn>
      </msup>
      <mo stretchy="false">=</mo>
      <mrow>
        <mfrac>
          <mn>1</mn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frac>
        <mo stretchy="false">×</mo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i>–</mi>
                  <mover accent="true">
                    <mi>X</mi>
                    <mo stretchy="false">¯</mo>
                  </mover>
                </mrow>
              </mrow>
              <mo fence="true" form="postfix" stretchy="false">)</mo>
            </mrow>
            <mn>2</mn>
          </msup>
        </mrow>
      </mrow>
    </mrow>
    <annotation encoding="StarMath 5.0">S^2 = 1 over (n-1) times sum from i = 1 to n (X_i – bar X)^2</annotation>
  </semantics>
</math>
</file>

<file path=Object 46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4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ϖ</mi>
          <mi>i</mi>
        </msub>
      </mrow>
      <mo stretchy="false">=</mo>
      <mi>n</mi>
    </mrow>
    <annotation encoding="StarMath 5.0">sum from i = 1 to n %varpi_i = n</annotation>
  </semantics>
</math>
</file>

<file path=Object 49/content.xml><?xml version="1.0" encoding="utf-8"?>
<math xmlns="http://www.w3.org/1998/Math/MathML" display="block">
  <semantics>
    <mrow>
      <mi>i</mi>
      <mo stretchy="false">=</mo>
      <mover accent="true">
        <mrow>
          <mo fence="true" form="prefix" stretchy="false">(</mo>
          <mrow>
            <mrow>
              <mn>1,2</mn>
              <mi>,</mi>
              <mn>...</mn>
              <mi>,</mi>
              <mi>n</mi>
            </mrow>
          </mrow>
          <mo fence="true" form="postfix" stretchy="false">)</mo>
        </mrow>
        <mo stretchy="false">¯</mo>
      </mover>
    </mrow>
    <annotation encoding="StarMath 5.0">i = bar (1,2,...,n)</annotation>
  </semantics>
</math>
</file>

<file path=Object 5/content.xml><?xml version="1.0" encoding="utf-8"?>
<math xmlns="http://www.w3.org/1998/Math/MathML" display="block">
  <semantics>
    <mrow>
      <msub>
        <mi>X</mi>
        <mn>1</mn>
      </msub>
      <mi>,</mi>
      <mi>…</mi>
      <mi>,</mi>
      <msub>
        <mi>X</mi>
        <mi>n</mi>
      </msub>
    </mrow>
    <annotation encoding="StarMath 5.0">X_1, …, X_n</annotation>
  </semantics>
</math>
</file>

<file path=Object 50/content.xml><?xml version="1.0" encoding="utf-8"?>
<math xmlns="http://www.w3.org/1998/Math/MathML" display="block">
  <semantics>
    <mi>F</mi>
    <annotation encoding="StarMath 5.0">F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x)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5/content.xml><?xml version="1.0" encoding="utf-8"?>
<math xmlns="http://www.w3.org/1998/Math/MathML" display="block">
  <semantics>
    <msub>
      <mi>X</mi>
      <mrow>
        <mo fence="true" form="prefix" stretchy="false">(</mo>
        <mrow>
          <mi>k</mi>
        </mrow>
        <mo fence="true" form="postfix" stretchy="false">)</mo>
      </mrow>
    </msub>
    <annotation encoding="StarMath 5.0">X_(k)</annotation>
  </semantics>
</math>
</file>

<file path=Object 56/content.xml><?xml version="1.0" encoding="utf-8"?>
<math xmlns="http://www.w3.org/1998/Math/MathML" display="block">
  <semantics>
    <mi>k</mi>
    <annotation encoding="StarMath 5.0">k</annotation>
  </semantics>
</math>
</file>

<file path=Object 57/content.xml><?xml version="1.0" encoding="utf-8"?>
<math xmlns="http://www.w3.org/1998/Math/MathML" display="block">
  <semantics>
    <msub>
      <mi>n</mi>
      <mi>k</mi>
    </msub>
    <annotation encoding="StarMath 5.0">n_k</annotation>
  </semantics>
</math>
</file>

<file path=Object 58/content.xml><?xml version="1.0" encoding="utf-8"?>
<math xmlns="http://www.w3.org/1998/Math/MathML" display="block">
  <semantics>
    <mrow>
      <mrow>
        <mrow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  <mo stretchy="false">×</mo>
          <msup>
            <mi>S</mi>
            <mn>2</mn>
          </msup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(</mo>
            <mrow>
              <mrow>
                <msubsup>
                  <mi>X</mi>
                  <mi>i</mi>
                  <mn>2</mn>
                </msubsup>
                <mi>–</mi>
                <mrow>
                  <mrow>
                    <mn>2</mn>
                    <mo stretchy="false">×</mo>
                    <mover accent="true">
                      <mi>X</mi>
                      <mo stretchy="false">¯</mo>
                    </mover>
                    <mo stretchy="false">×</mo>
                    <msub>
                      <mi>X</mi>
                      <mi>i</mi>
                    </msub>
                  </mrow>
                  <mo stretchy="false">+</mo>
                  <mover accent="true">
                    <msup>
                      <mi>X</mi>
                      <mn>2</mn>
                    </msup>
                    <mo stretchy="false">¯</mo>
                  </mover>
                </mrow>
              </mrow>
            </mrow>
            <mo fence="true" form="postfix" stretchy="false">)</mo>
          </mrow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</mrow>
      <mi>–</mi>
      <mrow>
        <mrow>
          <mrow>
            <mn>2</mn>
            <mo stretchy="false">×</mo>
            <mover accent="true">
              <mi>X</mi>
              <mo stretchy="false">¯</mo>
            </mover>
            <mo stretchy="false">×</mo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o stretchy="false">+</mo>
          <mrow>
            <mi>n</mi>
            <mo stretchy="false">×</mo>
            <mover accent="true">
              <msup>
                <mi>X</mi>
                <mn>2</mn>
              </msup>
              <mo stretchy="false">¯</mo>
            </mover>
          </mrow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X</mi>
            <mi>i</mi>
            <mn>2</mn>
          </msubsup>
        </mrow>
      </mrow>
      <mi>–</mi>
      <mrow>
        <mi>n</mi>
        <mo stretchy="false">×</mo>
        <mover accent="true">
          <msup>
            <mi>X</mi>
            <mn>2</mn>
          </msup>
          <mo stretchy="false">¯</mo>
        </mover>
      </mrow>
      <mrow>
        <mo fence="true" form="prefix" stretchy="false">(</mo>
        <mrow>
          <mtext>*</mtext>
        </mrow>
        <mo fence="true" form="postfix" stretchy="false">)</mo>
      </mrow>
    </mrow>
    <annotation encoding="StarMath 5.0">(n-1) times S^2 = sum from i = 1 to n (X^2_i – 2 times bar X times X_i + bar X^2) = sum from i = 1 to n X^2_i – 2 times bar X times sum from i = 1 to n X_i + n times bar X^2 = sum from i = 1 to n X^2_i – n times bar X^2 ("*")</annotation>
  </semantics>
</math>
</file>

<file path=Object 59/content.xml><?xml version="1.0" encoding="utf-8"?>
<math xmlns="http://www.w3.org/1998/Math/MathML" display="block">
  <semantics>
    <mrow>
      <mi>E</mi>
      <mrow>
        <mover accent="true">
          <mi>X</mi>
          <mo stretchy="false">¯</mo>
        </mover>
        <mo stretchy="false">=</mo>
        <mi>a</mi>
      </mrow>
    </mrow>
    <annotation encoding="StarMath 5.0">E bar X= a</annotation>
  </semantics>
</math>
</file>

<file path=Object 6/content.xml><?xml version="1.0" encoding="utf-8"?>
<math xmlns="http://www.w3.org/1998/Math/MathML" display="block">
  <semantics>
    <mrow>
      <mi>g</mi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g(X_1, …, X_n)</annotation>
  </semantics>
</math>
</file>

<file path=Object 60/content.xml><?xml version="1.0" encoding="utf-8"?>
<math xmlns="http://www.w3.org/1998/Math/MathML" display="block">
  <semantics>
    <mrow>
      <mi>D</mi>
      <mrow>
        <mover accent="true">
          <mi>X</mi>
          <mo stretchy="false">¯</mo>
        </mover>
        <mo stretchy="false">=</mo>
        <mfrac>
          <msup>
            <mi>σ</mi>
            <mn>2</mn>
          </msup>
          <mi>n</mi>
        </mfrac>
      </mrow>
    </mrow>
    <annotation encoding="StarMath 5.0">D bar X = %sigma^2 over n</annotation>
  </semantics>
</math>
</file>

<file path=Object 61/content.xml><?xml version="1.0" encoding="utf-8"?>
<math xmlns="http://www.w3.org/1998/Math/MathML" display="block">
  <semantics>
    <mi>х</mi>
    <annotation encoding="StarMath 5.0">х</annotation>
  </semantics>
</math>
</file>

<file path=Object 62/content.xml><?xml version="1.0" encoding="utf-8"?>
<math xmlns="http://www.w3.org/1998/Math/MathML" display="block">
  <semantics>
    <mi>х</mi>
    <annotation encoding="StarMath 5.0">х</annotation>
  </semantics>
</math>
</file>

<file path=Object 63/content.xml><?xml version="1.0" encoding="utf-8"?>
<math xmlns="http://www.w3.org/1998/Math/MathML" display="block">
  <semantics>
    <mi>а</mi>
    <annotation encoding="StarMath 5.0">а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text>|</mtext>
            <mi>a</mi>
          </mrow>
        </mrow>
        <mo fence="true" form="postfix" stretchy="false">)</mo>
      </mrow>
    </mrow>
    <annotation encoding="StarMath 5.0">F(x"|"a)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row>
        <mi>m</mi>
        <mo stretchy="false">=</mo>
        <mi mathvariant="italic">min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in(X_1, …, X_n)</annotation>
  </semantics>
</math>
</file>

<file path=Object 9/content.xml><?xml version="1.0" encoding="utf-8"?>
<math xmlns="http://www.w3.org/1998/Math/MathML" display="block">
  <semantics>
    <mrow>
      <mrow>
        <mi>M</mi>
        <mo stretchy="false">=</mo>
        <mi mathvariant="italic">max</mi>
      </mrow>
      <mrow>
        <mo fence="true" form="prefix" stretchy="false">(</mo>
        <mrow>
          <mrow>
            <msub>
              <mi>X</mi>
              <mn>1</mn>
            </msub>
            <mi>,</mi>
            <mi>…</mi>
            <mi>,</mi>
            <msub>
              <mi>X</mi>
              <mi>n</mi>
            </msub>
          </mrow>
        </mrow>
        <mo fence="true" form="postfix" stretchy="false">)</mo>
      </mrow>
    </mrow>
    <annotation encoding="StarMath 5.0">M = max(X_1, …, X_n)</annotation>
  </semantics>
</math>
</file>